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P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pre-built 3<text:span text:style-name="T1">rd</text:span> party libraries. <text:s/>There are four steps required to build the library:</text:p>
      <text:p text:style-name="Standard"/>
      <text:list xml:id="list34160391" text:style-name="L1">
        <text:list-item>
          <text:p text:style-name="P10">Get the Tubras Framework Library code.</text:p>
        </text:list-item>
        <text:list-item>
          <text:p text:style-name="P10">Get the Dependencies.</text:p>
        </text:list-item>
        <text:list-item>
          <text:p text:style-name="P10">Build the Dependency libraries.</text:p>
        </text:list-item>
        <text:list-item>
          <text:p text:style-name="P10">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Set the Framework Location</text:p>
      <text:p text:style-name="Standard"/>
      <text:p text:style-name="Standard">After the Tubras Framework source code has been saved to your hard disk, you need to set an environment variable named “<text:span text:style-name="T3">TUBRAS_SDK</text:span>” to the root location of the source code. <text:s/>For example, if you checked our the source code to:</text:p>
      <text:p text:style-name="Standard"/>
      <text:p text:style-name="P3">c:\dev\tubras</text:p>
      <text:p text:style-name="P3"/>
      <text:p text:style-name="P5">Then you would need to set “<text:span text:style-name="T3">TUBRAS_SDK</text:span>=c:\dev\tubras”</text:p>
      <text:p text:style-name="Standard"/>
      <text:p text:style-name="P2"/>
      <text:p text:style-name="P9">Getting the Dependencies</text:p>
      <text:p text:style-name="Standard"/>
      <text:p text:style-name="Standard">The list of dependencies includes:</text:p>
      <text:p text:style-name="Standard"/>
      <text:list xml:id="list34157636" text:style-name="L2">
        <text:list-item>
          <text:p text:style-name="P11">Bullet – Collision and physics library. (http://www.bulletphysics.com)</text:p>
          <text:p text:style-name="P11"/>
        </text:list-item>
        <text:list-item>
          <text:p text:style-name="P11">Irrklang – Audio library. (http://www.ambiera.com/irrklang/)</text:p>
          <text:p text:style-name="P11"/>
        </text:list-item>
        <text:list-item>
          <text:p text:style-name="P11">Irrlicht – 3D engine library. (<text:a xlink:type="simple" xlink:href="http://irrlicht.sourceforge.net/">http://irrlicht.sourceforge.net/</text:a>)</text:p>
          <text:p text:style-name="P11"/>
        </text:list-item>
        <text:list-item>
          <text:p text:style-name="P11">SCONS – Software Construction Tool. (http://www.scons.org)</text:p>
          <text:p text:style-name="P11"/>
        </text:list-item>
        <text:list-item>
          <text:p text:style-name="P11">SWIG – Simplified Wrapper and Interface Generator. (<text:a xlink:type="simple" xlink:href="http://www.swig.org/">http://www.swig.org</text:a>)</text:p>
        </text:list-item>
      </text:list>
      <text:p text:style-name="Standard"/>
      <text:p text:style-name="Standard">The dependencies may be retrieved either manually or automatically by using “SCONS” (<text:a xlink:type="simple" xlink:href="http://www.scons.org/">http://www.scons.org</text:a>).</text:p>
      <text:p text:style-name="Standard"/>
      <text:p text:style-name="P3"><text:span text:style-name="T3">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SDK)\deps\</text:p>
      <text:p text:style-name="P4">bullet – Bullet library</text:p>
      <text:p text:style-name="P4">irrklang – Audio library</text:p>
      <text:p text:style-name="P4">irrlicht – 3D engine library</text:p>
      <text:p text:style-name="P5"/>
      <text:p text:style-name="P3"><text:span text:style-name="T3">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7">Building the Dependencies</text:p>
      <text:p text:style-name="P5"/>
      <text:p text:style-name="P5"/>
      <text:p text:style-name="P6">Bullet – Windows</text:p>
      <text:p text:style-name="P5"/>
      <text:p text:style-name="P5">Bullet provides a VS solution file located in the “deps/bullet/msvc/8 directory. </text:p>
      <text:p text:style-name="P5"/>
      <text:p text:style-name="P5">Open the “wksbullet.sln” solution file in Visual Studio. </text:p>
      <text:p text:style-name="P5"/>
      <text:p text:style-name="P5">Right click the “grplibs_bullet” entry in the solution explorer and select “build”. <text:s/>Do this twice for both the “Debug” and “Release” builds.</text:p>
      <text:p text:style-name="P5"/>
      <text:p text:style-name="P5">After both builds have finished, copy the following files to the appropriate “Tubras” libs directory:</text:p>
      <text:p text:style-name="P5"/>
      <text:p text:style-name="P5">bullet\out\debug8\libs\<text:span text:style-name="T3">libbulletcollision_d.lib</text:span> $(ITUBRAS)\libs\debug</text:p>
      <text:p text:style-name="P5">bullet\out\debug8\libs\<text:span text:style-name="T3">libbulletdynamics_d.lib</text:span> $(ITUBRAS)\libs\debug</text:p>
      <text:p text:style-name="P5">bullet\out\debug8\libs\<text:span text:style-name="T3">libbulletmath_d.lib</text:span> $(ITUBRAS)\libs\debug</text:p>
      <text:p text:style-name="P5"/>
      <text:p text:style-name="P5">bullet\out\release8\libs\<text:span text:style-name="T3">libbulletcollision.lib</text:span> $(ITUBRAS)\libs\release</text:p>
      <text:p text:style-name="P5">bullet\out\release8\libs\<text:span text:style-name="T3">libbulletdynamics.lib</text:span> $(ITUBRAS)\libs\release</text:p>
      <text:p text:style-name="P5">bullet\out\release8\libs\<text:span text:style-name="T3">libbulletmath.lib</text:span> $(ITUBRAS)\libs\release</text:p>
      <text:p text:style-name="P5"/>
      <text:p text:style-name="P6">Bullet – Linux</text:p>
      <text:p text:style-name="P5"/>
      <text:p text:style-name="P5">Requires “jam” build tool – docs claim that you can use “make” - but currently make spits out compile errors related to the include directories not being properly setup.</text:p>
      <text:p text:style-name="P5"/>
      <text:p text:style-name="P5">Change directory to the Bullet root directory and then:</text:p>
      <text:p text:style-name="P5"/>
      <text:p text:style-name="P5">./autogen.sh</text:p>
      <text:p text:style-name="P5">./configure --enable-static</text:p>
      <text:p text:style-name="P5">jam</text:p>
      <text:p text:style-name="P5"/>
      <text:p text:style-name="P5">and then for the “Debug” version:</text:p>
      <text:p text:style-name="P5"/>
      <text:p text:style-name="P5">./configure –enable-debug --enable-static</text:p>
      <text:p text:style-name="P5">jam</text:p>
      <text:p text:style-name="P5"/>
      <text:p text:style-name="P5">Copy the generated static libraries:</text:p>
      <text:p text:style-name="P5"/>
      <text:p text:style-name="P5">bullet/out/linuxx86/optimize/libs/<text:span text:style-name="T3">libbulletcollision.a</text:span> $(ITUBRAS)/libs/release</text:p>
      <text:p text:style-name="P5">bullet/out/linuxx86/optimize/libs/<text:span text:style-name="T3">libbulletdynamics.a</text:span> $(ITUBRAS)/libs/release</text:p>
      <text:p text:style-name="P5">bullet/out/linuxx86/optimize/libs/<text:span text:style-name="T3">libbulletmath.a</text:span> $(ITUBRAS)/libs/release</text:p>
      <text:p text:style-name="P5">bullet/out/linuxx86/debug/libs/<text:span text:style-name="T3">libbulletcollision.a</text:span> $(ITUBRAS)/libs/debug</text:p>
      <text:p text:style-name="P5">bullet/out/linuxx86/debug/libs/<text:span text:style-name="T3">libbulletdynamics.a</text:span> $(ITUBRAS)/libs/debug</text:p>
      <text:p text:style-name="P5">bullet/out/linuxx86/debug/libs/<text:span text:style-name="T3">libbulletmath.a</text:span> $(ITUBRAS)/libs/debug</text:p>
      <text:p text:style-name="P5"/>
      <text:p text:style-name="P6"><text:soft-page-break/>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3">irrKlang.lib</text:span> $(ITUBRAS)\libs\debug</text:p>
      <text:p text:style-name="P5">irrklang\lib\Win32-visualStudio\<text:span text:style-name="T3">irrKlang.lib</text:span> $(ITUBRAS)\libs\release</text:p>
      <text:p text:style-name="P5"/>
      <text:p text:style-name="P5">irrklang\bin\win32-visualStudio\*.dll $(ITUBRAs\bin\builds\debug</text:p>
      <text:p text:style-name="P5">irrklang\bin\win32-visualStudio\*.dll $(ITUBRAs\bin\builds\release</text:p>
      <text:p text:style-name="P5"/>
      <text:p text:style-name="P5"/>
      <text:p text:style-name="P6">irrKlang – Linux</text:p>
      <text:p text:style-name="P5"/>
      <text:p text:style-name="P5">Copy the following libraries:</text:p>
      <text:p text:style-name="P5"/>
      <text:p text:style-name="P5">irrklang/bin/linux-gcc/<text:span text:style-name="T3">ikpMP3.so</text:span> $(ITUBRAS)/libs/debug</text:p>
      <text:p text:style-name="P5">irrklang/bin/linux-gcc/<text:span text:style-name="T3">libIrrKlang.so</text:span> $(ITUBRAS)/libs/debug</text:p>
      <text:p text:style-name="P5"/>
      <text:p text:style-name="P5">irrklang/bin/linux-gcc/<text:span text:style-name="T3">ikpMP3.so</text:span> $(ITUBRAS)/libs/release</text:p>
      <text:p text:style-name="P5">irrklang/bin/linux-gcc/<text:span text:style-name="T3">libIrrKlang.so</text:span> $(ITUBRAS)/libs/release</text:p>
      <text:p text:style-name="P5"/>
      <text:p text:style-name="P5">Install the shared libraries </text:p>
      <text:p text:style-name="P5"/>
      <text:p text:style-name="P5"/>
      <text:p text:style-name="P8">Irrlicht - Windows</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Release” build, and select the “Build | Rebuild Solution” menu item. <text:s/>After the build has completed, copy the following files:</text:p>
      <text:p text:style-name="P5"/>
      <text:p text:style-name="P5">irrlicht\lib\Win32-visualstudio\<text:span text:style-name="T3">Irrlicht.lib</text:span> $(ITUBRAS)\libs\release</text:p>
      <text:p text:style-name="P5">irrlicht\bin\Win32-VisualStudio\<text:span text:style-name="T3">Irrlicht.dll</text:span> $(ITUBRAS)\bin\builds\release</text:p>
      <text:p text:style-name="P5"/>
      <text:p text:style-name="P5">Change to the “Debug” build in Visual Studio and again select the menu item: “Build | Rebuild Solution”. <text:s/>After that build has completed, copy the following files:</text:p>
      <text:p text:style-name="P5"/>
      <text:p text:style-name="P5">irrlicht\lib\Win32-visualstudio\<text:span text:style-name="T3">Irrlicht.lib</text:span> $(ITUBRAS)\libs\debug</text:p>
      <text:p text:style-name="P5">irrlicht\bin\Win32-VisualStudio\<text:span text:style-name="T3">Irrlicht.dll</text:span> $(ITUBRAS)\bin\builds\debug</text:p>
      <text:p text:style-name="P5"/>
      <text:p text:style-name="P5"/>
      <text:p text:style-name="P6">Irrlicht – Linux</text:p>
      <text:p text:style-name="P5"/>
      <text:p text:style-name="P5">With the necessary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irrlicht/lib/Linux/lib/Irrlicht.a $(ITUBRAS)/libs/debug/</text:p>
      <text:p text:style-name="P7">Build the Tubras Framework Library</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Keith Murray</meta:initial-creator>
    <meta:creation-date>2008-07-15T13:52:11</meta:creation-date>
    <dc:creator>Keith Murray</dc:creator>
    <dc:date>2009-02-23T14:06:31.52</dc:date>
    <meta:editing-cycles>36</meta:editing-cycles>
    <meta:editing-duration>PT04H20M25S</meta:editing-duration>
    <meta:document-statistic meta:table-count="0" meta:image-count="0" meta:object-count="0" meta:page-count="6" meta:paragraph-count="88" meta:word-count="702" meta:character-count="5983"/>
    <meta:user-defined meta:name="Info 1"/>
    <meta:user-defined meta:name="Info 2"/>
    <meta:user-defined meta:name="Info 3"/>
    <meta:user-defined meta:name="Info 4"/>
  </office:meta>
</office:document-meta>
</file>